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100000051AF560A26B982AB32.png" manifest:media-type="image/png"/>
  <manifest:file-entry manifest:full-path="Pictures/10000000000001F500000096ACC76E3F519C28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1cm" svg:height="2.005cm" svg:x="0.7cm" svg:y="0.6cm">
          <draw:image xlink:href="Pictures/100000000000021100000051AF560A26B982AB32.png" xlink:type="simple" xlink:show="embed" xlink:actuate="onLoad">
            <text:p/>
          </draw:image>
        </draw:frame>
        <draw:frame draw:style-name="gr1" draw:text-style-name="P1" draw:layer="layout" svg:width="11.073cm" svg:height="3.315cm" svg:x="1.3cm" svg:y="3.385cm">
          <draw:image xlink:href="Pictures/10000000000001F500000096ACC76E3F519C28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8T09:39:31.187000000</dc:date>
    <meta:editing-duration>PT4M4S</meta:editing-duration>
    <meta:editing-cycles>3</meta:editing-cycles>
    <meta:generator>LibreOffice/5.1.4.2$Windows_x86 LibreOffice_project/f99d75f39f1c57ebdd7ffc5f42867c12031db97a</meta:generator>
    <meta:document-statistic meta:object-count="2"/>
  </office:meta>
</office:document-meta>
</file>